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field (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VERDET CONS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6.9" calcext:value-type="float">
            <text:p>296.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296.4" calcext:value-type="float">
            <text:p>296.4</text:p>
          </table:table-cell>
          <table:table-cell table:formula="of:=[.F3]/[.A3]" office:value-type="float" office:value="2" calcext:value-type="float">
            <text:p>2</text:p>
          </table:table-cell>
          <table:table-cell/>
          <table:table-cell table:formula="of:=ABS([.C3]-296.9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295.7" calcext:value-type="float">
            <text:p>295.7</text:p>
          </table:table-cell>
          <table:table-cell table:formula="of:=[.F4]/[.A4]" office:value-type="float" office:value="2.39999999999998" calcext:value-type="float">
            <text:p>2.39999999999998</text:p>
          </table:table-cell>
          <table:table-cell/>
          <table:table-cell table:formula="of:=ABS([.C4]-296.9)" office:value-type="float" office:value="1.19999999999999" calcext:value-type="float">
            <text:p>1.199999999999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office:value-type="float" office:value="295.2" calcext:value-type="float">
            <text:p>295.2</text:p>
          </table:table-cell>
          <table:table-cell table:formula="of:=[.F5]/[.A5]" office:value-type="float" office:value="2.26666666666665" calcext:value-type="float">
            <text:p>2.26666666666665</text:p>
          </table:table-cell>
          <table:table-cell/>
          <table:table-cell table:formula="of:=ABS([.C5]-296.9)" office:value-type="float" office:value="1.69999999999999" calcext:value-type="float">
            <text:p>1.6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4.7" calcext:value-type="float">
            <text:p>294.7</text:p>
          </table:table-cell>
          <table:table-cell table:formula="of:=[.F6]/[.A6]" office:value-type="float" office:value="2.19999999999999" calcext:value-type="float">
            <text:p>2.19999999999999</text:p>
          </table:table-cell>
          <table:table-cell/>
          <table:table-cell table:formula="of:=ABS([.C6]-296.9)" office:value-type="float" office:value="2.19999999999999" calcext:value-type="float">
            <text:p>2.1999999999999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/>
          <table:table-cell office:value-type="float" office:value="294.2" calcext:value-type="float">
            <text:p>294.2</text:p>
          </table:table-cell>
          <table:table-cell table:formula="of:=[.F7]/[.A7]" office:value-type="float" office:value="2.15999999999999" calcext:value-type="float">
            <text:p>2.15999999999999</text:p>
          </table:table-cell>
          <table:table-cell/>
          <table:table-cell table:formula="of:=ABS([.C7]-296.9)" office:value-type="float" office:value="2.69999999999999" calcext:value-type="float">
            <text:p>2.699999999999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293.5" calcext:value-type="float">
            <text:p>293.5</text:p>
          </table:table-cell>
          <table:table-cell table:formula="of:=[.F8]/[.A8]" office:value-type="float" office:value="2.26666666666665" calcext:value-type="float">
            <text:p>2.26666666666665</text:p>
          </table:table-cell>
          <table:table-cell/>
          <table:table-cell table:formula="of:=ABS([.C8]-296.9)" office:value-type="float" office:value="3.39999999999998" calcext:value-type="float">
            <text:p>3.3999999999999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/>
          <table:table-cell office:value-type="float" office:value="292.8" calcext:value-type="float">
            <text:p>292.8</text:p>
          </table:table-cell>
          <table:table-cell table:formula="of:=[.F9]/[.A9]" office:value-type="float" office:value="2.34285714285712" calcext:value-type="float">
            <text:p>2.34285714285712</text:p>
          </table:table-cell>
          <table:table-cell/>
          <table:table-cell table:formula="of:=ABS([.C9]-296.9)" office:value-type="float" office:value="4.09999999999997" calcext:value-type="float">
            <text:p>4.0999999999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2.3" calcext:value-type="float">
            <text:p>292.3</text:p>
          </table:table-cell>
          <table:table-cell table:formula="of:=[.F10]/[.A10]" office:value-type="float" office:value="2.29999999999998" calcext:value-type="float">
            <text:p>2.29999999999998</text:p>
          </table:table-cell>
          <table:table-cell/>
          <table:table-cell table:formula="of:=ABS([.C10]-296.9)" office:value-type="float" office:value="4.59999999999997" calcext:value-type="float">
            <text:p>4.5999999999999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F11]/[.A11]" office:value-type="float" office:value="2.17777777777777" calcext:value-type="float">
            <text:p>2.17777777777777</text:p>
          </table:table-cell>
          <table:table-cell/>
          <table:table-cell table:formula="of:=ABS([.C11]-296.9)" office:value-type="float" office:value="4.89999999999998" calcext:value-type="float">
            <text:p>4.899999999999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office:value-type="float" office:value="291.4" calcext:value-type="float">
            <text:p>291.4</text:p>
          </table:table-cell>
          <table:table-cell table:formula="of:=[.F12]/[.A12]" office:value-type="float" office:value="2.2" calcext:value-type="float">
            <text:p>2.2</text:p>
          </table:table-cell>
          <table:table-cell/>
          <table:table-cell table:formula="of:=ABS([.C12]-296.9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/>
          <table:table-cell office:value-type="float" office:value="290.5" calcext:value-type="float">
            <text:p>290.5</text:p>
          </table:table-cell>
          <table:table-cell table:formula="of:=[.F13]/[.A13]" office:value-type="float" office:value="2.32727272727272" calcext:value-type="float">
            <text:p>2.32727272727272</text:p>
          </table:table-cell>
          <table:table-cell/>
          <table:table-cell table:formula="of:=ABS([.C13]-296.9)" office:value-type="float" office:value="6.39999999999998" calcext:value-type="float">
            <text:p>6.3999999999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F14]/[.A14]" office:value-type="float" office:value="2.29999999999999" calcext:value-type="float">
            <text:p>2.29999999999999</text:p>
          </table:table-cell>
          <table:table-cell/>
          <table:table-cell table:formula="of:=ABS([.C14]-296.9)" office:value-type="float" office:value="6.89999999999998" calcext:value-type="float">
            <text:p>6.8999999999999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/>
          <table:table-cell office:value-type="float" office:value="289.4" calcext:value-type="float">
            <text:p>289.4</text:p>
          </table:table-cell>
          <table:table-cell table:formula="of:=[.F15]/[.A15]" office:value-type="float" office:value="2.30769230769231" calcext:value-type="float">
            <text:p>2.30769230769231</text:p>
          </table:table-cell>
          <table:table-cell/>
          <table:table-cell table:formula="of:=ABS([.C15]-296.9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288.9" calcext:value-type="float">
            <text:p>288.9</text:p>
          </table:table-cell>
          <table:table-cell table:formula="of:=[.F16]/[.A16]" office:value-type="float" office:value="2.28571428571429" calcext:value-type="float">
            <text:p>2.28571428571429</text:p>
          </table:table-cell>
          <table:table-cell/>
          <table:table-cell table:formula="of:=ABS([.C16]-296.9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/>
          <table:table-cell office:value-type="float" office:value="288.6" calcext:value-type="float">
            <text:p>288.6</text:p>
          </table:table-cell>
          <table:table-cell table:formula="of:=[.F17]/[.A17]" office:value-type="float" office:value="2.21333333333332" calcext:value-type="float">
            <text:p>2.21333333333332</text:p>
          </table:table-cell>
          <table:table-cell/>
          <table:table-cell table:formula="of:=ABS([.C17]-296.9)" office:value-type="float" office:value="8.29999999999996" calcext:value-type="float">
            <text:p>8.2999999999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Intensity(\mu A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7" calcext:value-type="float">
            <text:p>17.7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2.4" calcext:value-type="float">
            <text:p>22.4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3.3" calcext:value-type="float">
            <text:p>33.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6.5" calcext:value-type="float">
            <text:p>46.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1.2" calcext:value-type="float">
            <text:p>61.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3:40:17.491346182</meta:creation-date>
    <meta:generator>LibreOffice/25.8.5.2$Linux_X86_64 LibreOffice_project/580$Build-2</meta:generator>
    <dc:date>2026-03-19T16:17:05.230116547</dc:date>
    <meta:editing-duration>PT2H4M53S</meta:editing-duration>
    <meta:editing-cycles>17</meta:editing-cycles>
    <meta:document-statistic meta:table-count="1" meta:cell-count="102" meta:object-count="0"/>
  </office:meta>
</office:document-meta>
</file>